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80b8" officeooo:paragraph-rsid="000080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h et vw : unités relatives à la taille du viewpo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6.2$Windows_X86_64 LibreOffice_project/0c292870b25a325b5ed35f6b45599d2ea4458e77</meta:generator>
    <dc:date>2021-09-17T11:07:22.487000000</dc:date>
    <meta:editing-duration>PT1M10S</meta:editing-duration>
    <meta:editing-cycles>1</meta:editing-cycles>
    <meta:document-statistic meta:table-count="0" meta:image-count="0" meta:object-count="0" meta:page-count="1" meta:paragraph-count="1" meta:word-count="11" meta:character-count="51" meta:non-whitespace-character-count="41"/>
  </office:meta>
</office:document-meta>
</file>